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-color="#ff0000" draw:textarea-horizontal-align="justify" draw:textarea-vertical-align="middle" draw:auto-grow-height="false" fo:min-height="1.872cm" fo:min-width="5.37cm"/>
      <style:paragraph-properties style:writing-mode="lr-tb"/>
    </style:style>
    <style:style style:name="gr2" style:family="graphic" style:parent-style-name="standard">
      <style:graphic-properties svg:stroke-color="#ff0000" draw:fill-color="#ff0000" draw:textarea-horizontal-align="justify" draw:textarea-vertical-align="middle" draw:auto-grow-height="false" fo:min-height="0.812cm" fo:min-width="4.16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02cm" fo:min-width="5.16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6cm" fo:min-width="2.5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8cm" fo:min-width="2.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64cm" fo:min-width="3.216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85cm" fo:min-width="3.2cm"/>
      <style:paragraph-properties style:writing-mode="lr-tb"/>
    </style:style>
    <style:style style:name="gr10" style:family="graphic" style:parent-style-name="objectwithoutfill">
      <style:graphic-properties draw:marker-end="Groty_20_strzałek_20_1" draw:marker-end-width="0.3cm" draw:fill="solid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55cm" fo:min-width="3.9cm"/>
      <style:paragraph-properties style:writing-mode="lr-tb"/>
    </style:style>
    <style:style style:name="gr12" style:family="graphic" style:parent-style-name="objectwithoutfill">
      <style:graphic-properties draw:marker-end="Groty_20_strzałek_20_2" draw:marker-end-width="0.3cm" draw:fill="solid" draw:textarea-vertical-align="middle"/>
    </style:style>
    <style:style style:name="gr13" style:family="graphic" style:parent-style-name="objectwithoutfill">
      <style:graphic-properties draw:marker-end="Groty_20_strzałek_20_3" draw:marker-end-width="0.3cm" draw:fill="solid" draw:textarea-vertical-align="middl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95cm" fo:min-width="2.3cm"/>
      <style:paragraph-properties style:writing-mode="lr-tb"/>
    </style:style>
    <style:style style:name="gr15" style:family="graphic" style:parent-style-name="objectwithoutfill">
      <style:graphic-properties draw:marker-end="Groty_20_strzałek_20_4" draw:marker-end-width="0.3cm" draw:fill="solid" draw:textarea-vertical-align="middl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55cm" fo:min-width="2.9cm"/>
      <style:paragraph-properties style:writing-mode="lr-tb"/>
    </style:style>
    <style:style style:name="gr17" style:family="graphic" style:parent-style-name="objectwithoutfill">
      <style:graphic-properties draw:marker-end="Groty_20_strzałek_20_5" draw:marker-end-width="0.3cm" draw:fill="solid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0000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 style:writing-mode="lr-tb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xml:id="id1" draw:id="id1" draw:layer="layout" svg:width="8.3cm" svg:height="3cm" svg:x="6.3cm" svg:y="1.8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6.6cm" svg:height="1.5cm" svg:x="8.2cm" svg:y="26.2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9cm" svg:height="3.1cm" svg:x="5.7cm" svg:y="5.9cm">
          <text:p text:style-name="P1">Pobierz: wyni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3" xml:id="id3" draw:id="id3" draw:layer="layout" svg:width="6.1cm" svg:height="5.7cm" svg:x="7.4cm" svg:y="10cm">
          <text:p text:style-name="P3"><text:span text:style-name="T1">Czy liczba jest w przedziale od 0 do 60</text:span><text:span text:style-name="T1"><text:line-break/></text:span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4" draw:id="id4" draw:layer="layout" svg:width="5.4cm" svg:height="1.6cm" svg:x="-0.1cm" svg:y="15.2cm">
          <text:p text:style-name="P1"><text:span text:style-name="T1">Czy liczba miesci się w przedziale (0,20</text:span>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5" draw:id="id5" draw:layer="layout" svg:width="5.9cm" svg:height="3cm" svg:x="14.7cm" svg:y="15.7cm">
          <text:p text:style-name="P3"><text:span text:style-name="T1">WYPROWADŹ: Bledne dan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4" draw:layer="layout" draw:type="line" svg:x1="10.45cm" svg:y1="4.8cm" svg:x2="10.2cm" svg:y2="5.9cm" draw:start-shape="id1" draw:start-glue-point="8" draw:end-shape="id2" draw:end-glue-point="5" svg:d="M10450 4800l-250 1100" svg:viewBox="0 0 251 1101">
          <text:p/>
        </draw:connector>
        <draw:connector draw:style-name="gr7" draw:text-style-name="P4" draw:layer="layout" draw:type="line" svg:x1="10.2cm" svg:y1="9cm" svg:x2="10.45cm" svg:y2="10cm" draw:start-shape="id2" draw:start-glue-point="8" draw:end-shape="id3" draw:end-glue-point="4" svg:d="M10200 9000l250 1000" svg:viewBox="0 0 251 1001">
          <text:p/>
        </draw:connector>
        <draw:connector draw:style-name="gr8" draw:text-style-name="P6" draw:layer="layout" svg:x1="7.4cm" svg:y1="12.85cm" svg:x2="3.275cm" svg:y2="15.2cm" draw:start-shape="id3" draw:start-glue-point="5" draw:end-shape="id4" draw:end-glue-point="4" svg:d="M7400 12850h-4125v2350" svg:viewBox="0 0 4126 2351">
          <text:p text:style-name="P5">tak</text:p>
        </draw:connector>
        <draw:connector draw:style-name="gr8" draw:text-style-name="P6" draw:layer="layout" svg:x1="13.5cm" svg:y1="12.85cm" svg:x2="18.388cm" svg:y2="15.7cm" draw:start-shape="id3" draw:start-glue-point="7" draw:end-shape="id5" draw:end-glue-point="4" svg:d="M13500 12850h4888v2850" svg:viewBox="0 0 4889 2851">
          <text:p text:style-name="P5">nie</text:p>
        </draw:connector>
        <draw:connector draw:style-name="gr8" draw:text-style-name="P4" draw:layer="layout" draw:type="line" svg:x1="2.6cm" svg:y1="16.8cm" svg:x2="1.306cm" svg:y2="19.403cm" draw:start-shape="id4" draw:start-glue-point="8" svg:d="M2600 16800l-1294 2603" svg:viewBox="0 0 1295 2604">
          <text:p text:style-name="P5">tak</text:p>
        </draw:connector>
        <draw:connector draw:style-name="gr7" draw:text-style-name="P4" draw:layer="layout" draw:type="line" svg:x1="17.65cm" svg:y1="18.7cm" svg:x2="13.834cm" svg:y2="26.419cm" draw:start-shape="id5" draw:start-glue-point="8" draw:end-shape="id6" draw:end-glue-point="11" svg:d="M17650 18700l-3816 7719" svg:viewBox="0 0 3817 7720">
          <text:p/>
        </draw:connector>
        <draw:custom-shape draw:style-name="gr9" draw:text-style-name="P7" draw:layer="layout" svg:width="3.7cm" svg:height="2.1cm" svg:x="0cm" svg:y="19.5cm">
          <text:p text:style-name="P7"><text:span text:style-name="T1">WYPROWADZ: Podstawowa</text:span>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3.6cm" svg:y1="16.7cm" svg:x2="5.5cm" svg:y2="17.9cm">
          <text:p/>
        </draw:line>
        <draw:custom-shape draw:style-name="gr11" draw:text-style-name="P7" draw:layer="layout" svg:width="4.4cm" svg:height="1.8cm" svg:x="5.3cm" svg:y="17.3cm">
          <text:p text:style-name="P8"><text:span text:style-name="T1">Czy liczba miesci się w przedziale &lt;20,40&gt;</text:span></text:p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.3cm" svg:y1="21.4cm" svg:x2="10.9cm" svg:y2="26.7cm">
          <text:p/>
        </draw:line>
        <draw:line draw:style-name="gr13" draw:text-style-name="P4" draw:layer="layout" svg:x1="7.3cm" svg:y1="18.7cm" svg:x2="7.3cm" svg:y2="20.9cm">
          <text:p text:style-name="P5">tak</text:p>
        </draw:line>
        <draw:custom-shape draw:style-name="gr14" draw:text-style-name="P7" draw:layer="layout" svg:width="2.8cm" svg:height="2.2cm" svg:x="6.4cm" svg:y="20.8cm">
          <text:p text:style-name="P7"><text:span text:style-name="T1">WYPROWADZ: sredniozaawansowana</text:span></text:p>
          <draw:enhanced-geometry svg:viewBox="0 0 21600 21600" draw:type="rectangle" draw:enhanced-path="M 0 0 L 21600 0 21600 21600 0 21600 0 0 Z N"/>
        </draw:custom-shape>
        <draw:line draw:style-name="gr15" draw:text-style-name="P4" draw:layer="layout" svg:x1="9.2cm" svg:y1="18.9cm" svg:x2="12.7cm" svg:y2="20.4cm">
          <text:p text:style-name="P5">Nie</text:p>
        </draw:line>
        <draw:custom-shape draw:style-name="gr16" draw:text-style-name="P5" draw:layer="layout" svg:width="3.4cm" svg:height="1.8cm" svg:x="12.3cm" svg:y="19.8cm">
          <text:p text:style-name="P9"><text:span text:style-name="T1">WYPROWADZ: zaawansowana</text:span></text:p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14.4cm" svg:y1="21.3cm" svg:x2="12cm" svg:y2="26.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Groty_20_strzałek_20_1" draw:display-name="Groty strzałek 1" svg:viewBox="0 0 20 20" svg:d="M0 20l10-20 10 20z"/>
    <draw:marker draw:name="Groty_20_strzałek_20_2" draw:display-name="Groty strzałek 2" svg:viewBox="0 0 20 20" svg:d="M0 20l10-20 10 20z"/>
    <draw:marker draw:name="Groty_20_strzałek_20_3" draw:display-name="Groty strzałek 3" svg:viewBox="0 0 20 20" svg:d="M0 20l10-20 10 20z"/>
    <draw:marker draw:name="Groty_20_strzałek_20_4" draw:display-name="Groty strzałek 4" svg:viewBox="0 0 20 20" svg:d="M0 20l10-20 10 20z"/>
    <draw:marker draw:name="Groty_20_strzałek_20_5" draw:display-name="Groty strzałek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16T11:58:48.809201251</meta:creation-date>
    <dc:date>2020-10-12T19:18:09.267000000</dc:date>
    <meta:editing-duration>PT23M4S</meta:editing-duration>
    <meta:editing-cycles>5</meta:editing-cycles>
    <meta:generator>LibreOffice/7.0.2.2$Windows_X86_64 LibreOffice_project/8349ace3c3162073abd90d81fd06dcfb6b36b994</meta:generator>
    <meta:document-statistic meta:object-count="21"/>
  </office:meta>
</office:document-meta>
</file>